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</style:style>
    <style:style style:name="gr2" style:family="graphic">
      <style:graphic-properties style:protect="position size"/>
    </style:style>
    <style:style style:name="pr1" style:family="presentation" style:parent-style-name="Standard-notes">
      <style:graphic-properties draw:stroke="none" draw:fill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000000" fo:font-family="consolas" fo:font-size="36pt"/>
    </style:style>
    <style:style style:name="T2" style:family="text">
      <style:text-properties fo:color="#000000" fo:font-family="'DejaVu Sans'" style:font-family-generic="swiss" style:font-pitch="variable" fo:font-size="16pt"/>
    </style:style>
    <style:style style:name="T3" style:family="text">
      <style:text-properties fo:color="#000000" fo:font-family="'DejaVu Sans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draw:style-name="gr1" draw:layer="layout" svg:width="13.827cm" svg:height="3.223cm" svg:x="5.081cm" svg:y="7.206cm">
          <draw:text-box>
            <text:p text:style-name="P1"><text:span text:style-name="T1">Methods for doing scalable network IO</text:span></text:p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" presentation:class="page"/>
        </presentation:notes>
      </draw:page>
      <draw:page draw:name="page2" draw:style-name="dp1" draw:master-page-name="Standard" presentation:presentation-page-layout-name="AL1T19">
        <draw:frame draw:style-name="gr1" draw:layer="layout" svg:width="13.827cm" svg:height="2.389cm" svg:x="5.081cm" svg:y="7.206cm">
          <draw:text-box>
            <text:p text:style-name="P1"><text:span text:style-name="T1">0. Introduction</text:span></text:p>
            <text:p text:style-name="P1"><text:span text:style-name="T2">(a simple &amp; naive network ECHO script)</text:span></text:p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2" presentation:class="page"/>
        </presentation:notes>
      </draw:page>
      <draw:page draw:name="page3" draw:style-name="dp1" draw:master-page-name="Standard" presentation:presentation-page-layout-name="AL1T19">
        <draw:frame draw:style-name="gr1" draw:layer="layout" svg:width="20.223cm" svg:height="2.389cm" svg:x="1.883cm" svg:y="7.364cm">
          <draw:text-box>
            <text:p text:style-name="P1"><text:span text:style-name="T1">The problem: Scalable?</text:span></text:p>
            <text:p text:style-name="P1"><text:span text:style-name="T2">(network io concurency)</text:span></text:p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3" presentation:class="page"/>
        </presentation:notes>
      </draw:page>
      <draw:page draw:name="page4" draw:style-name="dp1" draw:master-page-name="Standard" presentation:presentation-page-layout-name="AL1T19">
        <draw:frame draw:style-name="gr1" draw:layer="layout" svg:width="19.346cm" svg:height="3.223cm" svg:x="2.322cm" svg:y="7.206cm">
          <draw:text-box>
            <text:p text:style-name="P1"><text:span text:style-name="T1">01. Naive script</text:span></text:p>
            <text:p text:style-name="P1"><text:span text:style-name="T1">refactored</text:span></text:p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4" presentation:class="page"/>
        </presentation:notes>
      </draw:page>
      <draw:page draw:name="page5" draw:style-name="dp1" draw:master-page-name="Standard" presentation:presentation-page-layout-name="AL1T19">
        <draw:frame draw:style-name="gr1" draw:layer="layout" svg:width="19.346cm" svg:height="1.737cm" svg:x="2.322cm" svg:y="7.206cm">
          <draw:text-box>
            <text:p text:style-name="P1"><text:span text:style-name="T1">02. Threads</text:span></text:p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5" presentation:class="page"/>
        </presentation:notes>
      </draw:page>
      <draw:page draw:name="page6" draw:style-name="dp1" draw:master-page-name="Standard" presentation:presentation-page-layout-name="AL1T19">
        <draw:frame draw:style-name="gr1" draw:layer="layout" svg:width="19.346cm" svg:height="2.389cm" svg:x="2.321cm" svg:y="7.102cm">
          <draw:text-box>
            <text:p text:style-name="P1"><text:span text:style-name="T1">Threads fail :(</text:span></text:p>
            <text:p text:style-name="P1"><text:span text:style-name="T3">8mb default per thread stack is limiting</text:span></text:p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6" presentation:class="page"/>
        </presentation:notes>
      </draw:page>
      <draw:page draw:name="page7" draw:style-name="dp1" draw:master-page-name="Standard" presentation:presentation-page-layout-name="AL1T19">
        <draw:frame draw:style-name="gr1" draw:layer="layout" svg:width="19.346cm" svg:height="1.737cm" svg:x="2.322cm" svg:y="7.206cm">
          <draw:text-box>
            <text:p text:style-name="P1"><text:span text:style-name="T1">03. Gevent</text:span></text:p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7" presentation:class="page"/>
        </presentation:notes>
      </draw:page>
      <draw:page draw:name="page8" draw:style-name="dp1" draw:master-page-name="Standard" presentation:presentation-page-layout-name="AL1T19">
        <draw:frame draw:style-name="gr1" draw:layer="layout" svg:width="19.346cm" svg:height="2.389cm" svg:x="2.373cm" svg:y="7.155cm">
          <draw:text-box>
            <text:p text:style-name="P1"><text:span text:style-name="T1">Gevent wins</text:span></text:p>
            <text:p text:style-name="P1"><text:span text:style-name="T2">but by how much?</text:span></text:p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8" presentation:class="page"/>
        </presentation:notes>
      </draw:page>
      <draw:page draw:name="page9" draw:style-name="dp1" draw:master-page-name="Standard" presentation:presentation-page-layout-name="AL1T19">
        <draw:frame draw:style-name="gr1" draw:text-style-name="P2" draw:layer="layout" svg:width="20.481cm" svg:height="2.389cm" svg:x="1.754cm" svg:y="7.155cm">
          <draw:text-box>
            <text:p text:style-name="P1"><text:span text:style-name="T1">Gevent is based on Greenlets</text:span></text:p>
            <text:p text:style-name="P1"><text:span text:style-name="T2">... about which we can talk later</text:span></text:p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9" presentation:class="page"/>
        </presentation:notes>
      </draw:page>
      <draw:page draw:name="page10" draw:style-name="dp1" draw:master-page-name="Standard" presentation:presentation-page-layout-name="AL1T19">
        <draw:frame draw:style-name="gr1" draw:layer="layout" svg:width="19.346cm" svg:height="2.389cm" svg:x="2.322cm" svg:y="7.206cm">
          <draw:text-box>
            <text:p text:style-name="P1"><text:span text:style-name="T1">04. Canonical select</text:span></text:p>
            <text:p text:style-name="P1"><text:span text:style-name="T2">poll too</text:span></text:p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0" presentation:class="page"/>
        </presentation:notes>
      </draw:page>
      <draw:page draw:name="page11" draw:style-name="dp1" draw:master-page-name="Standard" presentation:presentation-page-layout-name="AL1T19">
        <draw:frame draw:style-name="gr1" draw:layer="layout" svg:width="19.346cm" svg:height="2.389cm" svg:x="2.27cm" svg:y="7.206cm">
          <draw:text-box>
            <text:p text:style-name="P1"><text:span text:style-name="T1">05. Asyncore</text:span></text:p>
            <text:p text:style-name="P1"><text:span text:style-name="T3">typical reactor pattern</text:span></text:p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1" presentation:class="page"/>
        </presentation:notes>
      </draw:page>
      <draw:page draw:name="page12" draw:style-name="dp1" draw:master-page-name="Standard" presentation:presentation-page-layout-name="AL1T19">
        <draw:frame draw:style-name="gr1" draw:layer="layout" svg:width="19.346cm" svg:height="3.041cm" svg:x="2.322cm" svg:y="7.206cm">
          <draw:text-box>
            <text:p text:style-name="P1"><text:span text:style-name="T1">Conclusion:</text:span></text:p>
            <text:p text:style-name="P1"><text:span text:style-name="T2">discuss Erlang, Stackless, Go, Rust,</text:span></text:p>
            <text:p text:style-name="P1"><text:span text:style-name="T2">coroutines and the future</text:span></text:p>
          </draw:text-box>
        </draw:frame>
        <presentation:notes draw:style-name="dp2">
          <draw:frame presentation:style-name="pr1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mk" fo:country="MK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989cm" fo:page-height="17.9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style-name="Mgr3" draw:layer="backgroundobjects" svg:width="21.59cm" svg:height="1.187cm" svg:x="1.199cm" svg:y="0.72cm">
        <draw:text-box>
          <text:p/>
        </draw:text-box>
      </draw:frame>
      <draw:frame draw:style-name="Mgr3" draw:layer="backgroundobjects" svg:width="21.59cm" svg:height="1.187cm" svg:x="1.199cm" svg:y="4.138cm">
        <draw:text-box>
          <text:p/>
        </draw:text-box>
      </draw:frame>
      <draw:frame presentation:style-name="Standard-title" draw:layer="backgroundobjects" svg:width="21.589cm" svg:height="3.003cm" svg:x="1.199cm" svg:y="0.717cm" presentation:class="title" presentation:placeholder="true">
        <draw:text-box/>
      </draw:frame>
      <draw:frame presentation:style-name="Standard-outline1" draw:layer="backgroundobjects" svg:width="21.589cm" svg:height="11.873cm" svg:x="1.199cm" svg:y="4.2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title/>
    <meta:initial-creator>Unknown</meta:initial-creator>
    <meta:editing-cycles>7</meta:editing-cycles>
    <dc:date>2010-08-22T12:37:26</dc:date>
    <meta:creation-date>2010-08-21T13:05:44</meta:creation-date>
    <meta:editing-duration>PT00H09M26S</meta:editing-duration>
    <meta:document-statistic meta:object-count="56"/>
  </office:meta>
</office:document-meta>
</file>